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********* Install Docker CE Edition **********</text:p>
      <text:p text:style-name="Standard">1. sudo apt-get update</text:p>
      <text:p text:style-name="Standard">2. sudo apt-get install \</text:p>
      <text:p text:style-name="Standard">apt-transport-https \</text:p>
      <text:p text:style-name="Standard">ca-certificates \</text:p>
      <text:p text:style-name="Standard">curl \</text:p>
      <text:p text:style-name="Standard">software-properties-common</text:p>
      <text:p text:style-name="Standard">3. curl -fsSL https://download.docker.com/linux/ubuntu/gpg | sudo</text:p>
      <text:p text:style-name="Standard">apt-key add -</text:p>
      <text:p text:style-name="Standard">4. sudo add-apt-repository \</text:p>
      <text:p text:style-name="Standard">"deb [arch=amd64] https://download.docker.com/linux/ubuntu \</text:p>
      <text:p text:style-name="Standard">$(lsb_release -cs) \</text:p>
      <text:p text:style-name="Standard">stable"</text:p>
      <text:p text:style-name="Standard">5. sudo apt-get update</text:p>
      <text:p text:style-name="Standard">6. sudo apt-get install docker-ce</text:p>
      <text:p text:style-name="Standard">7. docker version</text:p>
      <text:p text:style-name="Standard">********** Install KubeCtl **********</text:p>
      <text:p text:style-name="Standard">1. curl -LO https://storage.googleapis.com/kubernetes-release/</text:p>
      <text:p text:style-name="Standard">release/$(curl -s https://storage.googleapis.com/kubernetes-release/</text:p>
      <text:p text:style-name="Standard">release/stable.txt)/bin/linux/amd64/kubectl</text:p>
      <text:p text:style-name="Standard">2. chmod +x ./kubectl</text:p>
      <text:p text:style-name="Standard">3. sudo mv ./kubectl /usr/local/bin/kubectl</text:p>
      <text:p text:style-name="Standard">4. kubectl version</text:p>
      <text:p text:style-name="Standard">********** Install MiniKube **********</text:p>
      <text:p text:style-name="Standard">1. curl -Lo minikube https://storage.googleapis.com/minikube/</text:p>
      <text:p text:style-name="Standard">releases/latest/minikube-linux-amd64</text:p>
      <text:p text:style-name="Standard">&amp;&amp; chmod +x minikube</text:p>
      <text:p text:style-name="Standard">2. sudo install minikube /usr/local/bin</text:p>
      <text:p text:style-name="Standard">********** Install VirtualBox **********</text:p>
      <text:p text:style-name="Standard">1. wget -q https://www.virtualbox.org/download/oracle_vbox_2016.asc</text:p>
      <text:p text:style-name="Standard">-O- | sudo apt-key add -</text:p>
      <text:p text:style-name="Standard">2. sudo apt-get update</text:p>
      <text:p text:style-name="Standard">3. sudo apt-get install virtualbox</text:p>
      <text:p text:style-name="Standard">********** Execute MiniKube &amp; Create Cluster **********</text:p>
      <text:p text:style-name="Standard">1. minikube start</text:p>
      <text:p text:style-name="Standard">********** Interact Cluster Using KubeCtl **********</text:p>
      <text:p text:style-name="Standard">Let’s create a Kubernetes Deployment using an existing image named</text:p>
      <text:p text:style-name="Standard">echoserver, which is a simple HTTP server and expose it on port 8080</text:p>
      <text:p text:style-name="Standard">using --port.1. kubectl run hello-minikube --image=k8s.gcr.io/echoserver:1.10 --</text:p>
      <text:p text:style-name="Standard">port=8080</text:p>
      <text:p text:style-name="Standard">We can inspect the pods and the deployments</text:p>
      <text:p text:style-name="Standard">2. kubectl get pod</text:p>
      <text:p text:style-name="Standard">3. kubectl get deployments</text:p>
      <text:p text:style-name="Standard">In order to access the hello-minikube service, we must first expose</text:p>
      <text:p text:style-name="Standard">the deployment to an external IP via the command:</text:p>
      <text:p text:style-name="Standard">4. kubectl expose deployment hello-minikube --type=NodePort</text:p>
      <text:p text:style-name="Standard">Check if the service was exposed</text:p>
      <text:p text:style-name="Standard">5. kubectl get services</text:p>
      <text:p text:style-name="Standard">Get the URL of the exposed Service to view the Service details:</text:p>
      <text:p text:style-name="Standard"><text:soft-page-break/>6. minikube service hello-minikube --url</text:p>
      <text:p text:style-name="Standard">Now we can either curl the service from the CLI, or hit it via the</text:p>
      <text:p text:style-name="Standard">browser.</text:p>
      <text:p text:style-name="Standard">7. curl $(minikube service hello-minikube --url)</text:p>
      <text:p text:style-name="Standard">8. curl &lt;URL&gt;</text:p>
      <text:p text:style-name="Standard">Delete the Service</text:p>
      <text:p text:style-name="Standard">9. kubectl delete services hello-minikube</text:p>
      <text:p text:style-name="Standard">10. kubectl delete deployment hello-minikube</text:p>
      <text:p text:style-name="Standard">Stop the local Minikube cluster:</text:p>
      <text:p text:style-name="Standard">11. minikube s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0:11:58.301188287</meta:creation-date>
    <dc:date>2020-04-10T10:15:52.200776325</dc:date>
    <meta:editing-duration>PT3M54S</meta:editing-duration>
    <meta:editing-cycles>1</meta:editing-cycles>
    <meta:document-statistic meta:table-count="0" meta:image-count="0" meta:object-count="0" meta:page-count="2" meta:paragraph-count="59" meta:word-count="288" meta:character-count="2156" meta:non-whitespace-character-count="1932"/>
    <meta:generator>LibreOffice/6.0.7.3$Linux_X86_64 LibreOffice_project/00m0$Build-3</meta:generator>
  </office:meta>
</office:document-meta>
</file>